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012b7" officeooo:paragraph-rsid="001012b7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3340f" fo:background-color="#ffff00" loext:char-shading-value="0"/>
    </style:style>
    <style:style style:name="T3" style:family="text">
      <style:text-properties officeooo:rsid="00133aab" fo:background-color="#ffff00" loext:char-shading-value="0"/>
    </style:style>
    <style:style style:name="T4" style:family="text">
      <style:text-properties officeooo:rsid="0014c10c" fo:background-color="#ffff00" loext:char-shading-value="0"/>
    </style:style>
    <style:style style:name="T5" style:family="text">
      <style:text-properties officeooo:rsid="00160cdf" fo:background-color="#ffff00" loext:char-shading-value="0"/>
    </style:style>
    <style:style style:name="T6" style:family="text">
      <style:text-properties fo:background-color="#ff3300" loext:char-shading-value="0"/>
    </style:style>
    <style:style style:name="T7" style:family="text">
      <style:text-properties officeooo:rsid="0014c10c"/>
    </style:style>
    <style:style style:name="T8" style:family="text">
      <style:text-properties officeooo:rsid="00160c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rosservice call /iiwa/configuration/configureSmartServo "control_mode:<text:span text:style-name="T1"> </text:span><text:span text:style-name="T5">2</text:span></text:p>
      <text:p text:style-name="P1">joint_impedance: <text:s text:c="67"/></text:p>
      <text:p text:style-name="P1"><text:s text:c="2"/>joint_stiffness: {a1: 0.1, a2: 0.1, a3: 0.1, a4: 0.1, a5: 0.1, a6: 0.1, a7: 0.1}</text:p>
      <text:p text:style-name="P1"><text:s text:c="2"/>joint_damping: {a1: 0.8, a2: 0.8, a3: 0.8, a4: 0.8, a5: 0.8, a6: 0.8, a7: 0.8}</text:p>
      <text:p text:style-name="P1">cartesian_impedance:</text:p>
      <text:p text:style-name="P1"><text:s text:c="2"/>cartesian_stiffness: {x: 10.0, y: 10.0, z: 10.0, a: 10.0, b: 10.0, c: 10.0}</text:p>
      <text:p text:style-name="P1"><text:s text:c="2"/>cartesian_damping: {x: 0.7, y: 0.7, z: 0.7, a: 0.7, b: 0.7, c: 0.7}</text:p>
      <text:p text:style-name="P1"><text:s text:c="2"/>nullspace_stiffness: <text:span text:style-name="T6">0.0</text:span></text:p>
      <text:p text:style-name="P1"><text:s text:c="2"/>nullspace_damping: 0.7</text:p>
      <text:p text:style-name="P1">desired_force: {cartesian_dof: <text:span text:style-name="T7">3</text:span>, desired_force: <text:span text:style-name="T7">1</text:span>.0, desired_stiffness: <text:span text:style-name="T8">0</text:span>.0}</text:p>
      <text:p text:style-name="P1">sine_pattern: {cartesian_dof: 0, frequency: 0.0, amplitude: 0.0, stiffness: 0.0}</text:p>
      <text:p text:style-name="P1">limits:</text:p>
      <text:p text:style-name="P1"><text:s text:c="2"/>max_path_deviation: {x: 0.0, y: 0.0, z: 0.0, a: 0.0, b: 0.0, c: 0.0}</text:p>
      <text:p text:style-name="P1"><text:s text:c="2"/>max_control_force: {x: 0.0, y: 0.0, z: 0.0, a: 0.0, b: 0.0, c: 0.0}</text:p>
      <text:p text:style-name="P1"><text:s text:c="2"/>max_control_force_stop: false</text:p>
      <text:p text:style-name="P1"><text:s text:c="2"/>max_cartesian_velocity: {x: 0.0, y: 0.0, z: 0.0, a: 0.0, b: 0.0, c: 0.0}"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5T16:02:36.757813579</dc:date>
    <meta:editing-duration>PT1H22M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25" meta:character-count="944" meta:non-whitespace-character-count="746"/>
  </office:meta>
</office:document-meta>
</file>